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tarSymbol" svg:font-family="StarSymbol" style:font-charset="x-symbol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language="fr" fo:country="FR" officeooo:paragraph-rsid="0000dfa4" style:font-size-asian="12pt" style:font-size-complex="12pt"/>
    </style:style>
    <style:style style:name="P2" style:family="paragraph" style:parent-style-name="Standard">
      <style:text-properties fo:font-size="12pt" fo:language="fr" fo:country="FR" officeooo:paragraph-rsid="000ce8f7" style:font-size-asian="12pt" style:font-size-complex="12pt"/>
    </style:style>
    <style:style style:name="P3" style:family="paragraph" style:parent-style-name="Standard">
      <style:text-properties fo:font-size="12pt" fo:language="fr" fo:country="FR" officeooo:paragraph-rsid="00111e6b" style:font-size-asian="12pt" style:font-size-complex="12pt"/>
    </style:style>
    <style:style style:name="P4" style:family="paragraph" style:parent-style-name="Standard">
      <style:text-properties fo:font-size="12pt" officeooo:paragraph-rsid="0000dfa4" style:font-size-asian="12pt" style:font-size-complex="12pt"/>
    </style:style>
    <style:style style:name="P5" style:family="paragraph" style:parent-style-name="Standard">
      <style:text-properties fo:font-size="12pt" officeooo:paragraph-rsid="00076b65" style:font-size-asian="12pt" style:font-size-complex="12pt"/>
    </style:style>
    <style:style style:name="P6" style:family="paragraph" style:parent-style-name="Standard">
      <style:text-properties fo:font-size="12pt" officeooo:paragraph-rsid="00111e6b" style:font-size-asian="12pt" style:font-size-complex="12pt"/>
    </style:style>
    <style:style style:name="P7" style:family="paragraph" style:parent-style-name="Standard">
      <style:text-properties officeooo:paragraph-rsid="0000dfa4"/>
    </style:style>
    <style:style style:name="P8" style:family="paragraph" style:parent-style-name="Standard">
      <style:paragraph-properties fo:break-before="page"/>
      <style:text-properties fo:font-size="12pt" fo:language="fr" fo:country="FR" officeooo:paragraph-rsid="0000dfa4" style:font-size-asian="12pt" style:font-size-complex="12pt"/>
    </style:style>
    <style:style style:name="P9" style:family="paragraph" style:parent-style-name="Standard" style:master-page-name="Standard">
      <style:paragraph-properties style:page-number="auto"/>
      <style:text-properties fo:font-size="12pt" fo:language="fr" fo:country="FR" officeooo:paragraph-rsid="0000dfa4" style:font-size-asian="12pt" style:font-size-complex="12pt"/>
    </style:style>
    <style:style style:name="P10" style:family="paragraph" style:parent-style-name="Standard" style:list-style-name="WW8Num1">
      <style:text-properties fo:font-size="12pt" officeooo:paragraph-rsid="0000dfa4" style:font-size-asian="12pt" style:font-size-complex="12pt"/>
    </style:style>
    <style:style style:name="P11" style:family="paragraph" style:parent-style-name="Standard" style:list-style-name="WW8Num2">
      <style:text-properties fo:font-size="12pt" officeooo:paragraph-rsid="0000dfa4" style:font-size-asian="12pt" style:font-size-complex="12pt"/>
    </style:style>
    <style:style style:name="P12" style:family="paragraph" style:parent-style-name="Standard" style:list-style-name="WW8Num3">
      <style:text-properties fo:font-size="12pt" officeooo:paragraph-rsid="0000dfa4" style:font-size-asian="12pt" style:font-size-complex="12pt"/>
    </style:style>
    <style:style style:name="P13" style:family="paragraph" style:parent-style-name="Standard" style:list-style-name="WW8Num4">
      <style:text-properties fo:font-size="12pt" officeooo:paragraph-rsid="0000dfa4" style:font-size-asian="12pt" style:font-size-complex="12pt"/>
    </style:style>
    <style:style style:name="P14" style:family="paragraph" style:parent-style-name="Standard" style:list-style-name="WW8Num5">
      <style:text-properties fo:font-size="12pt" officeooo:paragraph-rsid="0000dfa4" style:font-size-asian="12pt" style:font-size-complex="12pt"/>
    </style:style>
    <style:style style:name="P15" style:family="paragraph" style:parent-style-name="Standard">
      <style:text-properties fo:font-size="12pt" officeooo:rsid="00122d38" officeooo:paragraph-rsid="00122d38" style:font-size-asian="12pt" style:font-size-complex="12pt"/>
    </style:style>
    <style:style style:name="P16" style:family="paragraph" style:parent-style-name="Standard">
      <style:text-properties fo:font-size="12pt" officeooo:rsid="00122d38" officeooo:paragraph-rsid="00153183" style:font-size-asian="12pt" style:font-size-complex="12pt"/>
    </style:style>
    <style:style style:name="P17" style:family="paragraph" style:parent-style-name="Standard">
      <style:text-properties fo:font-size="12pt" officeooo:rsid="00122d38" officeooo:paragraph-rsid="0018f38a" style:font-size-asian="12pt" style:font-size-complex="12pt"/>
    </style:style>
    <style:style style:name="P18" style:family="paragraph" style:parent-style-name="Standard">
      <style:text-properties fo:font-size="12pt" officeooo:rsid="00122d38" officeooo:paragraph-rsid="001a2ff9" style:font-size-asian="12pt" style:font-size-complex="12pt"/>
    </style:style>
    <style:style style:name="P19" style:family="paragraph" style:parent-style-name="Standard">
      <style:text-properties fo:font-size="12pt" officeooo:rsid="00122d38" officeooo:paragraph-rsid="001f3500" style:font-size-asian="12pt" style:font-size-complex="12pt"/>
    </style:style>
    <style:style style:name="P20" style:family="paragraph" style:parent-style-name="Standard">
      <style:text-properties fo:font-size="12pt" officeooo:rsid="00122d38" officeooo:paragraph-rsid="00205e6e" style:font-size-asian="12pt" style:font-size-complex="12pt"/>
    </style:style>
    <style:style style:name="P21" style:family="paragraph" style:parent-style-name="Standard">
      <style:text-properties fo:font-size="12pt" officeooo:rsid="00122d38" officeooo:paragraph-rsid="00238980" style:font-size-asian="12pt" style:font-size-complex="12pt"/>
    </style:style>
    <style:style style:name="P22" style:family="paragraph" style:parent-style-name="Standard">
      <style:text-properties fo:font-size="12pt" officeooo:rsid="00140677" officeooo:paragraph-rsid="00140677" style:font-size-asian="12pt" style:font-size-complex="12pt"/>
    </style:style>
    <style:style style:name="P23" style:family="paragraph" style:parent-style-name="Standard">
      <style:text-properties fo:font-size="12pt" officeooo:paragraph-rsid="001b8990" style:font-size-asian="12pt" style:font-size-complex="12pt"/>
    </style:style>
    <style:style style:name="P24" style:family="paragraph" style:parent-style-name="Standard">
      <style:text-properties fo:font-size="12pt" officeooo:paragraph-rsid="001eb22b" style:font-size-asian="12pt" style:font-size-complex="12pt"/>
    </style:style>
    <style:style style:name="P25" style:family="paragraph" style:parent-style-name="Standard" style:list-style-name="WW8Num5">
      <style:text-properties fo:font-size="12pt" fo:language="fr" fo:country="FR" officeooo:paragraph-rsid="0000dfa4" style:font-size-asian="12pt" style:font-size-complex="12pt"/>
    </style:style>
    <style:style style:name="P26" style:family="paragraph" style:parent-style-name="Standard">
      <style:text-properties fo:font-size="12pt" fo:language="fr" fo:country="FR" officeooo:rsid="000b466c" officeooo:paragraph-rsid="0018f38a" style:font-size-asian="12pt" style:font-size-complex="12pt"/>
    </style:style>
    <style:style style:name="P27" style:family="paragraph" style:parent-style-name="Standard">
      <style:text-properties fo:font-size="12pt" fo:language="fr" fo:country="FR" officeooo:paragraph-rsid="0000dfa4" style:font-size-asian="12pt" style:font-size-complex="12pt"/>
    </style:style>
    <style:style style:name="P28" style:family="paragraph" style:parent-style-name="Standard">
      <style:text-properties fo:font-size="12pt" fo:language="fr" fo:country="FR" officeooo:paragraph-rsid="00153183" style:font-size-asian="12pt" style:font-size-complex="12pt"/>
    </style:style>
    <style:style style:name="P29" style:family="paragraph" style:parent-style-name="Standard">
      <style:text-properties fo:font-size="12pt" fo:language="fr" fo:country="FR" officeooo:paragraph-rsid="0018f38a" style:font-size-asian="12pt" style:font-size-complex="12pt"/>
    </style:style>
    <style:style style:name="P30" style:family="paragraph" style:parent-style-name="Standard">
      <style:text-properties fo:font-size="12pt" fo:language="fr" fo:country="FR" officeooo:paragraph-rsid="001c6d5a" style:font-size-asian="12pt" style:font-size-complex="12pt"/>
    </style:style>
    <style:style style:name="P31" style:family="paragraph" style:parent-style-name="Standard">
      <style:text-properties fo:font-size="12pt" fo:language="fr" fo:country="FR" officeooo:paragraph-rsid="000eb792" style:font-size-asian="12pt" style:font-size-complex="12pt"/>
    </style:style>
    <style:style style:name="P32" style:family="paragraph" style:parent-style-name="Standard">
      <style:text-properties fo:font-size="12pt" fo:language="fr" fo:country="FR" officeooo:rsid="001eb22b" officeooo:paragraph-rsid="001eb22b" style:font-size-asian="12pt" style:font-size-complex="12pt"/>
    </style:style>
    <style:style style:name="P33" style:family="paragraph" style:parent-style-name="Standard">
      <style:text-properties fo:font-size="12pt" fo:language="fr" fo:country="FR" officeooo:rsid="001eb22b" officeooo:paragraph-rsid="0021f3e2" style:font-size-asian="12pt" style:font-size-complex="12pt"/>
    </style:style>
    <style:style style:name="P34" style:family="paragraph" style:parent-style-name="Standard">
      <style:text-properties fo:font-size="12pt" fo:language="fr" fo:country="FR" officeooo:paragraph-rsid="0021f3e2" style:font-size-asian="12pt" style:font-size-complex="12pt"/>
    </style:style>
    <style:style style:name="P35" style:family="paragraph" style:parent-style-name="Standard">
      <style:text-properties fo:font-size="12pt" fo:language="fr" fo:country="FR" officeooo:paragraph-rsid="00220766" style:font-size-asian="12pt" style:font-size-complex="12pt"/>
    </style:style>
    <style:style style:name="P36" style:family="paragraph" style:parent-style-name="Standard">
      <style:text-properties fo:font-size="12pt" fo:language="fr" fo:country="FR" officeooo:paragraph-rsid="00238980" style:font-size-asian="12pt" style:font-size-complex="12pt"/>
    </style:style>
    <style:style style:name="P37" style:family="paragraph" style:parent-style-name="Standard" style:list-style-name="WW8Num5">
      <style:text-properties officeooo:paragraph-rsid="0000dfa4"/>
    </style:style>
    <style:style style:name="P38" style:family="paragraph" style:parent-style-name="Standard" style:list-style-name="L2">
      <style:text-properties officeooo:paragraph-rsid="00140677"/>
    </style:style>
    <style:style style:name="P39" style:family="paragraph" style:parent-style-name="Standard" style:list-style-name="L3">
      <style:text-properties officeooo:paragraph-rsid="00140677"/>
    </style:style>
    <style:style style:name="P40" style:family="paragraph" style:parent-style-name="Standard" style:list-style-name="L4">
      <style:text-properties officeooo:paragraph-rsid="00140677"/>
    </style:style>
    <style:style style:name="P41" style:family="paragraph" style:parent-style-name="Standard" style:list-style-name="L5">
      <style:text-properties officeooo:paragraph-rsid="00140677"/>
    </style:style>
    <style:style style:name="P42" style:family="paragraph" style:parent-style-name="Standard" style:list-style-name="L6">
      <style:text-properties officeooo:paragraph-rsid="00140677"/>
    </style:style>
    <style:style style:name="P43" style:family="paragraph" style:parent-style-name="Standard" style:list-style-name="L7">
      <style:text-properties officeooo:paragraph-rsid="00140677"/>
    </style:style>
    <style:style style:name="P44" style:family="paragraph" style:parent-style-name="Standard" style:list-style-name="L8">
      <style:text-properties officeooo:paragraph-rsid="00140677"/>
    </style:style>
    <style:style style:name="P45" style:family="paragraph" style:parent-style-name="Standard">
      <style:text-properties officeooo:paragraph-rsid="00153183"/>
    </style:style>
    <style:style style:name="P46" style:family="paragraph" style:parent-style-name="Standard">
      <style:text-properties officeooo:paragraph-rsid="000a0925"/>
    </style:style>
    <style:style style:name="P47" style:family="paragraph" style:parent-style-name="Standard">
      <style:text-properties officeooo:paragraph-rsid="0018f38a"/>
    </style:style>
    <style:style style:name="P48" style:family="paragraph" style:parent-style-name="Standard">
      <style:paragraph-properties fo:break-before="page"/>
      <style:text-properties fo:font-size="12pt" fo:language="fr" fo:country="FR" officeooo:paragraph-rsid="000a0925" style:font-size-asian="12pt" style:font-size-complex="12pt"/>
    </style:style>
    <style:style style:name="P49" style:family="paragraph" style:parent-style-name="Standard">
      <style:paragraph-properties fo:break-before="page"/>
      <style:text-properties fo:font-size="12pt" fo:language="fr" fo:country="FR" officeooo:rsid="000eb792" officeooo:paragraph-rsid="0021f3e2" style:font-size-asian="12pt" style:font-size-complex="12pt"/>
    </style:style>
    <style:style style:name="P50" style:family="paragraph" style:parent-style-name="Standard">
      <style:paragraph-properties fo:break-before="page"/>
      <style:text-properties fo:font-size="12pt" officeooo:paragraph-rsid="0000dfa4" style:font-size-asian="12pt" style:font-size-complex="12pt"/>
    </style:style>
    <style:style style:name="P51" style:family="paragraph" style:parent-style-name="Standard">
      <style:paragraph-properties fo:break-before="page"/>
      <style:text-properties fo:font-size="12pt" officeooo:rsid="00122d38" officeooo:paragraph-rsid="00122d38" style:font-size-asian="12pt" style:font-size-complex="12pt"/>
    </style:style>
    <style:style style:name="T1" style:family="text">
      <style:text-properties officeooo:rsid="001f1095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40677" style:font-size-asian="12pt" style:font-size-complex="12pt"/>
    </style:style>
    <style:style style:name="T4" style:family="text">
      <style:text-properties fo:font-size="12pt" fo:language="fr" fo:country="FR" style:font-size-asian="12pt" style:font-size-complex="12pt"/>
    </style:style>
    <style:style style:name="T5" style:family="text">
      <style:text-properties fo:font-size="12pt" fo:language="fr" fo:country="FR" officeooo:rsid="00076b65" style:font-size-asian="12pt" style:font-size-complex="12pt"/>
    </style:style>
    <style:style style:name="T6" style:family="text">
      <style:text-properties fo:font-size="12pt" fo:language="fr" fo:country="FR" officeooo:rsid="000a0925" style:font-size-asian="12pt" style:font-size-complex="12pt"/>
    </style:style>
    <style:style style:name="T7" style:family="text">
      <style:text-properties fo:font-size="12pt" fo:language="fr" fo:country="FR" officeooo:rsid="000b466c" style:font-size-asian="12pt" style:font-size-complex="12pt"/>
    </style:style>
    <style:style style:name="T8" style:family="text">
      <style:text-properties fo:font-size="12pt" fo:language="fr" fo:country="FR" officeooo:rsid="00153183" style:font-size-asian="12pt" style:font-size-complex="12pt"/>
    </style:style>
    <style:style style:name="T9" style:family="text">
      <style:text-properties fo:font-size="12pt" fo:language="fr" fo:country="FR" officeooo:rsid="0018026c" style:font-size-asian="12pt" style:font-size-complex="12pt"/>
    </style:style>
    <style:style style:name="T10" style:family="text">
      <style:text-properties officeooo:rsid="000593cc"/>
    </style:style>
    <style:style style:name="T11" style:family="text">
      <style:text-properties officeooo:rsid="00076b65"/>
    </style:style>
    <style:style style:name="T12" style:family="text">
      <style:text-properties officeooo:rsid="000a0925"/>
    </style:style>
    <style:style style:name="T13" style:family="text">
      <style:text-properties officeooo:rsid="000eb792"/>
    </style:style>
    <style:style style:name="T14" style:family="text">
      <style:text-properties officeooo:rsid="000f421a"/>
    </style:style>
    <style:style style:name="T15" style:family="text">
      <style:text-properties officeooo:rsid="00111e6b"/>
    </style:style>
    <style:style style:name="T16" style:family="text">
      <style:text-properties fo:language="fr" fo:country="FR"/>
    </style:style>
    <style:style style:name="T17" style:family="text">
      <style:text-properties fo:language="fr" fo:country="FR" officeooo:rsid="000a0925"/>
    </style:style>
    <style:style style:name="T18" style:family="text">
      <style:text-properties fo:language="fr" fo:country="FR" officeooo:rsid="00153183"/>
    </style:style>
    <style:style style:name="T19" style:family="text">
      <style:text-properties fo:language="fr" fo:country="FR" officeooo:rsid="000b466c"/>
    </style:style>
    <style:style style:name="T20" style:family="text">
      <style:text-properties fo:language="fr" fo:country="FR" officeooo:rsid="0018026c"/>
    </style:style>
    <style:style style:name="T21" style:family="text">
      <style:text-properties fo:language="fr" fo:country="FR" officeooo:rsid="0018f38a"/>
    </style:style>
    <style:style style:name="T22" style:family="text">
      <style:text-properties fo:language="fr" fo:country="FR" officeooo:rsid="001a2ff9"/>
    </style:style>
    <style:style style:name="T23" style:family="text">
      <style:text-properties fo:language="fr" fo:country="FR" officeooo:rsid="001b8990"/>
    </style:style>
    <style:style style:name="T24" style:family="text">
      <style:text-properties fo:language="fr" fo:country="FR" officeooo:rsid="001f3500"/>
    </style:style>
    <style:style style:name="T25" style:family="text">
      <style:text-properties fo:language="fr" fo:country="FR" officeooo:rsid="001f36c0"/>
    </style:style>
    <style:style style:name="T26" style:family="text">
      <style:text-properties fo:language="fr" fo:country="FR" officeooo:rsid="000eb792"/>
    </style:style>
    <style:style style:name="T27" style:family="text">
      <style:text-properties fo:language="fr" fo:country="FR" officeooo:rsid="00205e6e"/>
    </style:style>
    <style:style style:name="T28" style:family="text">
      <style:text-properties fo:language="fr" fo:country="FR" officeooo:rsid="001eb22b"/>
    </style:style>
    <style:style style:name="T29" style:family="text">
      <style:text-properties fo:language="fr" fo:country="FR" officeooo:rsid="00238980"/>
    </style:style>
    <style:style style:name="T30" style:family="text">
      <style:text-properties officeooo:rsid="00122d38"/>
    </style:style>
    <style:style style:name="T31" style:family="text">
      <style:text-properties officeooo:rsid="00140677"/>
    </style:style>
    <style:style style:name="T32" style:family="text">
      <style:text-properties officeooo:rsid="00153183"/>
    </style:style>
    <style:style style:name="T33" style:family="text">
      <style:text-properties officeooo:rsid="0018026c"/>
    </style:style>
    <style:style style:name="T34" style:family="text">
      <style:text-properties officeooo:rsid="0018f38a"/>
    </style:style>
    <style:style style:name="T35" style:family="text">
      <style:text-properties officeooo:rsid="001a2ff9"/>
    </style:style>
    <style:style style:name="T36" style:family="text">
      <style:text-properties officeooo:rsid="001b8990"/>
    </style:style>
    <style:style style:name="T37" style:family="text">
      <style:text-properties officeooo:rsid="001cba8b"/>
    </style:style>
    <style:style style:name="T38" style:family="text">
      <style:text-properties officeooo:rsid="001eb22b"/>
    </style:style>
    <style:style style:name="T39" style:family="text">
      <style:text-properties officeooo:rsid="00205e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ne page HTTP a pour paramètres struct srcHTTPSS:</text:p>
      <text:list xml:id="list1350287088579989485" text:style-name="WW8Num1">
        <text:list-item>
          <text:p text:style-name="P10">randomGenerator SM : Size of the main object in a page</text:p>
        </text:list-item>
      </text:list>
      <text:list xml:id="list1293310679535104264" text:style-name="WW8Num2">
        <text:list-item>
          <text:p text:style-name="P11">randomGenerator S<text:span text:style-name="T1">e</text:span> : Size of an embedded object in a page</text:p>
        </text:list-item>
      </text:list>
      <text:list xml:id="list5042872031168407733" text:style-name="WW8Num3">
        <text:list-item>
          <text:p text:style-name="P12">randomGenerator Nd : Number of embedded objects in a page</text:p>
        </text:list-item>
      </text:list>
      <text:list xml:id="list9087045866356558930" text:style-name="WW8Num4">
        <text:list-item>
          <text:p text:style-name="P13">randomGenerator Dpc : Reading time</text:p>
        </text:list-item>
      </text:list>
      <text:list xml:id="list4184690460517072645" text:style-name="WW8Num5">
        <text:list-item>
          <text:p text:style-name="P14">randomGenerator Tp : Parsing time for the main page.</text:p>
        </text:list-item>
        <text:list-item>
          <text:p text:style-name="P14">Int MTU</text:p>
        </text:list-item>
        <text:list-item>
          <text:p text:style-name="P37"><text:span text:style-name="T2">Int nbTCP : </text:span><text:span text:style-name="T4">nombre</text:span><text:span text:style-name="T2"> de connexion TCP </text:span><text:span text:style-name="T4">selon</text:span><text:span text:style-name="T2"> </text:span><text:span text:style-name="T4">le</text:span><text:span text:style-name="T2"> mode</text:span></text:p>
        </text:list-item>
        <text:list-item>
          <text:p text:style-name="P37"><text:span text:style-name="T2">Int nbPage : </text:span><text:span text:style-name="T4">nombre</text:span><text:span text:style-name="T2"> de page </text:span><text:span text:style-name="T4">visité</text:span></text:p>
        </text:list-item>
        <text:list-item>
          <text:p text:style-name="P25">boolean version : True si 1.1, false si 1.0</text:p>
        </text:list-item>
      </text:list>
      <text:p text:style-name="P1"/>
      <text:p text:style-name="P15">Une structure fonctionsHttpssArguments permet de regrouper tous les paramètres utiles à la session, notament la source HTTP, les sources TCP et les paramètres des sources TCP. <text:span text:style-name="T31">Elle permet de passer un seul argument à add_event comme on le vera plus loin. </text:span>Elle se présente comme suit :</text:p>
      <text:p text:style-name="P22">struct fonctionsHttpssArguments</text:p>
      <text:p text:style-name="P22">{</text:p>
      <text:list xml:id="list188171978510797273" text:style-name="L2">
        <text:list-item>
          <text:p text:style-name="P38"><text:span text:style-name="T3">struct srcHTTPSS_t * src : source HTTP</text:span></text:p>
        </text:list-item>
      </text:list>
      <text:list xml:id="list3758174492117570498" text:style-name="L3">
        <text:list-item>
          <text:p text:style-name="P39"><text:span text:style-name="T3">void * destination : is a pointer to the destination entity for TCP</text:span></text:p>
        </text:list-item>
      </text:list>
      <text:list xml:id="list1176455347327138869" text:style-name="L4">
        <text:list-item>
          <text:p text:style-name="P40"><text:span text:style-name="T3">processPDU_t destProcessPDU : is the PDU processing function of the destination</text:span></text:p>
        </text:list-item>
      </text:list>
      <text:list xml:id="list3185014953423850691" text:style-name="L5">
        <text:list-item>
          <text:p text:style-name="P41"><text:span text:style-name="T3">double RTTmd : is the Round Trip Time minus transmission time on the access link</text:span></text:p>
        </text:list-item>
      </text:list>
      <text:list xml:id="list3409605320718575081" text:style-name="L6">
        <text:list-item>
          <text:p text:style-name="P42"><text:span text:style-name="T3">int initialWindow : is the initial value of cwnd</text:span></text:p>
        </text:list-item>
      </text:list>
      <text:list xml:id="list2693592281269399780" text:style-name="L7">
        <text:list-item>
          <text:p text:style-name="P43"><text:span text:style-name="T3">struct srcTCPSS_t * srcTCP[100] : TCP sources for burst or persitant mode, maximum 100 TCP sources</text:span></text:p>
        </text:list-item>
      </text:list>
      <text:list xml:id="list815294894417931658" text:style-name="L8">
        <text:list-item>
          <text:p text:style-name="P44"><text:span text:style-name="T3">int nbTCPTermine : number of TCP connections which have endded in burst mode</text:span></text:p>
        </text:list-item>
      </text:list>
      <text:p text:style-name="P22">}</text:p>
      <text:p text:style-name="P15"/>
      <text:p text:style-name="P7"><text:span text:style-name="T2">R0 : </text:span><text:span text:style-name="T4">Simuler</text:span><text:span text:style-name="T2"> </text:span><text:span text:style-name="T4">une</text:span><text:span text:style-name="T2"> session HTTP</text:span></text:p>
      <text:p text:style-name="P1">R1 : /*Simuler une session HTTP*/</text:p>
      <text:p text:style-name="P1"><text:tab/>Configurer les paramètres HTTP</text:p>
      <text:p text:style-name="P4"><text:tab/>Lancer la session HTTP</text:p>
      <text:p text:style-name="P4"/>
      <text:p text:style-name="P4">R2 :</text:p>
      <text:p text:style-name="P1"><text:tab/>/*Configurer les paramètres HTTP*/</text:p>
      <text:p text:style-name="P1"><text:tab/><text:tab/>/*Initialiser les paramètres HTTP*/</text:p>
      <text:p text:style-name="P7"><text:span text:style-name="T4"><text:tab/><text:tab/>struct srcHTTPSS * srcHTTPSS_init(</text:span><text:span text:style-name="T2">struct randomGenerator_t * <text:s/>SM, </text:span></text:p>
      <text:p text:style-name="P4"><text:tab/><text:tab/><text:tab/><text:tab/><text:tab/><text:tab/><text:tab/>struct randomGenerator_t[] * <text:s/>SE,</text:p>
      <text:p text:style-name="P4"><text:tab/><text:tab/><text:tab/><text:tab/><text:tab/><text:tab/><text:tab/>struct randomGenerator_t * <text:s/>Nd,</text:p>
      <text:p text:style-name="P4"><text:tab/><text:tab/><text:tab/><text:tab/><text:tab/><text:tab/><text:tab/>struct randomGenerator_t * <text:s/>Dpc,</text:p>
      <text:p text:style-name="P4"><text:tab/><text:tab/><text:tab/><text:tab/><text:tab/><text:tab/><text:tab/>struct randomGenerator_t * <text:s/>Tp,</text:p>
      <text:p text:style-name="P4"><text:tab/><text:tab/><text:tab/><text:tab/><text:tab/><text:tab/><text:tab/>int MTU, int nbTCP, int nbPage,</text:p>
      <text:p text:style-name="P4"><text:tab/><text:tab/><text:tab/><text:tab/><text:tab/><text:tab/><text:tab/>boolean version) {</text:p>
      <text:p text:style-name="P4"/>
      <text:p text:style-name="P4"><text:tab/><text:tab/><text:tab/>struct srcHTTPSS_t * result = (struct srcHTTPSS_t *) <text:tab/><text:tab/><text:tab/><text:tab/><text:tab/><text:tab/><text:tab/><text:tab/><text:tab/><text:tab/> <text:s text:c="2"/>sim_malloc(sizeof(struct srcHTTPSS_t ));</text:p>
      <text:p text:style-name="P4"><text:tab/><text:tab/><text:tab/>result → Sm = Sm</text:p>
      <text:p text:style-name="P4"><text:tab/><text:tab/><text:tab/>result → Se = Se</text:p>
      <text:p text:style-name="P4"><text:tab/><text:tab/><text:tab/>result → Nd = Sd</text:p>
      <text:p text:style-name="P4"><text:tab/><text:tab/><text:tab/>result → Dpc = Dpc</text:p>
      <text:p text:style-name="P4"><text:tab/><text:tab/><text:tab/>result → Tp = Tp</text:p>
      <text:p text:style-name="P4"><text:tab/><text:tab/><text:tab/>result → MTU = MTU; result → nbTCP = nbTCP; result → nbPage = 0</text:p>
      <text:p text:style-name="P4"><text:tab/><text:tab/><text:tab/>result → version = version</text:p>
      <text:p text:style-name="P4"><text:soft-page-break/><text:tab/><text:tab/>}</text:p>
      <text:p text:style-name="P4"><text:tab/><text:tab/>/*Setters*/</text:p>
      <text:p text:style-name="P7"><text:span text:style-name="T2"><text:tab/><text:tab/></text:span><text:span text:style-name="T4">struct srcHTTPSS * srcHTTPSS_setSm(</text:span><text:span text:style-name="T2">struct randomGenerator_t * <text:s/>Sm)</text:span></text:p>
      <text:p text:style-name="P7"><text:span text:style-name="T2"><text:tab/><text:tab/></text:span><text:span text:style-name="T4">struct srcHTTPSS * srcHTTPSS_setSe(</text:span><text:span text:style-name="T2">struct randomGenerator_t[] * <text:s/>Se)</text:span></text:p>
      <text:p text:style-name="P7"><text:span text:style-name="T2"><text:tab/><text:tab/></text:span><text:span text:style-name="T4">struct srcHTTPSS * srcHTTPSS_setNd(</text:span><text:span text:style-name="T2">struct randomGenerator_t * <text:s/>Nd)</text:span></text:p>
      <text:p text:style-name="P7"><text:span text:style-name="T2"><text:tab/><text:tab/></text:span><text:span text:style-name="T4">struct srcHTTPSS * srcHTTPSS_setDpc(</text:span><text:span text:style-name="T2">struct randomGenerator_t * <text:s/>Dpc)</text:span></text:p>
      <text:p text:style-name="P7"><text:span text:style-name="T2"><text:tab/><text:tab/></text:span><text:span text:style-name="T4">struct srcHTTPSS * srcHTTPSS_setTp(</text:span><text:span text:style-name="T2">struct randomGenerator_t * <text:s/>Tp)</text:span></text:p>
      <text:p text:style-name="P7"><text:span text:style-name="T2"><text:tab/><text:tab/></text:span><text:span text:style-name="T4">struct srcHTTPSS * srcHTTPSS_setMTU(int MTU</text:span><text:span text:style-name="T2">)</text:span></text:p>
      <text:p text:style-name="P7"><text:span text:style-name="T2"><text:tab/><text:tab/></text:span><text:span text:style-name="T4">struct srcHTTPSS * srcHTTPSS_setversion(boolean</text:span><text:span text:style-name="T2"> <text:s/>version)</text:span></text:p>
      <text:p text:style-name="P4"/>
      <text:p text:style-name="P4"><text:tab/>/*Lancer la session HTTP*/</text:p>
      <text:p text:style-name="P4"><text:tab/><text:tab/>Débuter session</text:p>
      <text:p text:style-name="P1"><text:tab/><text:tab/>Charger les objets embarqués</text:p>
      <text:p text:style-name="P4"><text:tab/><text:tab/>Charger nouvelle page</text:p>
      <text:p text:style-name="P51">R3 : /*Simuler une session HTTP*/</text:p>
      <text:p text:style-name="P15"><text:tab/><text:tab/>/*Configurer les paramètres HTTP*/</text:p>
      <text:p text:style-name="P15"><text:tab/><text:tab/><text:tab/>/*<text:span text:style-name="T32">Initialiser les paramètres HTTP*/</text:span></text:p>
      <text:p text:style-name="P16"><text:tab/><text:tab/><text:tab/>/*<text:span text:style-name="T16">struct srcHTTPSS * srcHTTPSS_init(…</text:span><text:span text:style-name="T18">) { …. } */</text:span></text:p>
      <text:p text:style-name="P16"/>
      <text:p text:style-name="P16"/>
      <text:p text:style-name="P16"><text:span text:style-name="T18"><text:tab/><text:tab/>/*Lancer la session HTTP*/</text:span></text:p>
      <text:p text:style-name="P16"><text:span text:style-name="T18"><text:tab/><text:tab/><text:tab/>/*Charger le premier objet principal en créant une source TCP et programmer <text:tab/><text:tab/><text:tab/>l'événement fin d'envoie de la source TCP*/</text:span></text:p>
      <text:p text:style-name="P16"><text:span text:style-name="T18"><text:tab/><text:tab/><text:tab/>void srcHTTPSS_sessionStart(</text:span><text:span text:style-name="T17">fonctionsHttpssArguments arg</text:span><text:span text:style-name="T18">) {</text:span></text:p>
      <text:p text:style-name="P21"><text:span text:style-name="T18"><text:tab/><text:tab/><text:tab/><text:tab/></text:span><text:span text:style-name="T27">-mettre à 0 le nombre de connections TCP ayant terminés </text:span><text:span text:style-name="T29">(c'est pour <text:tab/><text:tab/><text:tab/><text:tab/><text:tab/>utilisé lors de la fin de transmission des objets embarquées</text:span></text:p>
      <text:p text:style-name="P16"><text:span text:style-name="T18"><text:tab/><text:tab/><text:tab/><text:tab/>-Créer 1 connection TCP au niveau de l'argument pour l'envoie de <text:tab/><text:tab/><text:tab/><text:tab/><text:tab/>l'objet principal</text:span></text:p>
      <text:p text:style-name="P16"><text:span text:style-name="T18"><text:tab/><text:tab/><text:tab/><text:tab/>-Envoyer l'objet principal en utilisant <text:s/>la </text:span><text:span text:style-name="T22">liste</text:span><text:span text:style-name="T18"> TCP de l'argument</text:span></text:p>
      <text:p text:style-name="P16"><text:span text:style-name="T18"><text:tab/><text:tab/><text:tab/><text:tab/>-Ajouter l'événement fin de transmission de la connection TCP, elle <text:tab/><text:tab/><text:tab/><text:tab/><text:tab/>sera redirigé vers la fonction srcHTTPSS_EOTMainObject <text:tab/><text:tab/><text:tab/><text:tab/><text:tab/>avec arg comme argument</text:span></text:p>
      <text:p text:style-name="P16"><text:span text:style-name="T18"><text:tab/><text:tab/><text:tab/>}</text:span></text:p>
      <text:p text:style-name="P16"/>
      <text:p text:style-name="P16"/>
      <text:p text:style-name="P16"><text:span text:style-name="T18"><text:tab/><text:tab/><text:tab/>/*La source TCP a envoyé l'objet principal, programmer l'envoie ensuite des <text:tab/><text:tab/><text:tab/>objets embarqués, la fin de l'envoie déclenche un événement qui va venir vers <text:tab/><text:tab/><text:tab/>cette fonction*/</text:span></text:p>
      <text:p text:style-name="P16"><text:span text:style-name="T18"><text:tab/><text:tab/><text:tab/></text:span><text:span text:style-name="T17">void src</text:span><text:span text:style-name="T18">HTTP</text:span><text:span text:style-name="T17">SS_addEOTMainObjet (fonctionsHttpssArguments arg) </text:span><text:span text:style-name="T19">{</text:span></text:p>
      <text:p text:style-name="P16"/>
      <text:p text:style-name="P16"><text:span text:style-name="T19"><text:tab/><text:tab/><text:tab/><text:tab/>-</text:span><text:span text:style-name="T20">Liberer la source TCP ayant servi à l'envoie de l'objet principal</text:span></text:p>
      <text:p text:style-name="P16"><text:span text:style-name="T19"><text:tab/><text:tab/><text:tab/><text:tab/>-</text:span><text:span text:style-name="T20">Caluler le temps de parsing de la page principal</text:span></text:p>
      <text:p text:style-name="P17"><text:span text:style-name="T20"><text:tab/><text:tab/><text:tab/><text:tab/>-Programmer l'événement pour charger les objets embarqués juste <text:tab/><text:tab/><text:tab/><text:tab/><text:tab/>aprés le parsing, </text:span><text:span text:style-name="T21">cette événement sera gérer par la fonction <text:tab/><text:tab/><text:tab/><text:tab/><text:tab/>srcHTTPSS_sendEmbeddedObjects</text:span></text:p>
      <text:p text:style-name="P16"><text:span text:style-name="T19"><text:tab/><text:tab/><text:tab/></text:span><text:span text:style-name="T18">}</text:span></text:p>
      <text:p text:style-name="P16"/>
      <text:p text:style-name="P16"><text:span text:style-name="T18"><text:tab/><text:tab/><text:tab/>/*</text:span><text:span text:style-name="T21">En</text:span><text:span text:style-name="T22">voyer les objets embarqués aprés le parsing de l'objet principal*/</text:span></text:p>
      <text:p text:style-name="P18"><text:span text:style-name="T22"><text:tab/><text:tab/><text:tab/>void srcHTTPSS_sendEmbeddedObjects(</text:span><text:span text:style-name="T17">fonctionsHttpssArguments arg</text:span><text:span text:style-name="T22">) {</text:span></text:p>
      <text:p text:style-name="P18"><text:span text:style-name="T22"><text:tab/><text:tab/><text:tab/><text:tab/>-Creer les nbTCP connections TCP au niveau de l'argument.</text:span></text:p>
      <text:p text:style-name="P18"><text:span text:style-name="T22"><text:tab/><text:tab/><text:tab/><text:tab/><text:tab/>Attention nbTCP &lt; 100</text:span></text:p>
      <text:p text:style-name="P18"><text:span text:style-name="T22"><text:tab/><text:tab/><text:tab/><text:tab/>-Calculer le nombre d'objets embarqués Nd</text:span></text:p>
      <text:p text:style-name="P18"><text:span text:style-name="T22"><text:tab/><text:tab/><text:tab/><text:tab/>-Envoyer les Nd objets embarqués sur les nbTCP connections TCP</text:span></text:p>
      <text:p text:style-name="P18"><text:span text:style-name="T22"><text:tab/><text:tab/><text:tab/><text:tab/>-</text:span><text:span text:style-name="T18">Ajouter l'événement fin de transmission de</text:span><text:span text:style-name="T22">s</text:span><text:span text:style-name="T18"> connection</text:span><text:span text:style-name="T22">s</text:span><text:span text:style-name="T18"> TCP, elle</text:span><text:span text:style-name="T22">s</text:span><text:span text:style-name="T18"> <text:tab/><text:tab/><text:tab/><text:tab/><text:tab/>ser</text:span><text:span text:style-name="T22">ont</text:span><text:span text:style-name="T18"> redirigé vers la fonctions <text:tab/><text:tab/><text:tab/><text:tab/><text:tab/><text:tab/><text:tab/><text:tab/><text:tab/></text:span><text:span text:style-name="T22">s</text:span><text:span text:style-name="T18">rcHTTPSS_EOT</text:span><text:span text:style-name="T22">EmbeddedObjects </text:span><text:span text:style-name="T18">avec arg comme argument</text:span></text:p>
      <text:p text:style-name="P18"><text:span text:style-name="T18"><text:tab/><text:tab/><text:tab/></text:span><text:span text:style-name="T23">}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9"><text:span text:style-name="T23"><text:tab/><text:tab/><text:tab/></text:span><text:span text:style-name="T18">/*L</text:span><text:span text:style-name="T24">es</text:span><text:span text:style-name="T18"> source</text:span><text:span text:style-name="T24">s</text:span><text:span text:style-name="T18"> TCP </text:span><text:span text:style-name="T24">ont</text:span><text:span text:style-name="T18"> envoyé l</text:span><text:span text:style-name="T24">es objets</text:span><text:span text:style-name="T18"> </text:span><text:span text:style-name="T24">embarquées</text:span><text:span text:style-name="T18">, programmer l'envoie <text:tab/><text:tab/><text:tab/>ensuite d</text:span><text:span text:style-name="T25">u nouveau objet principal </text:span><text:span text:style-name="T18">objets embarqués, la fin de</text:span><text:span text:style-name="T25">s </text:span><text:span text:style-name="T18">envoi</text:span><text:span text:style-name="T25">s</text:span><text:span text:style-name="T18"> <text:tab/><text:tab/><text:tab/><text:tab/>déclenche un événement qui va venir vers cette fonction*/</text:span></text:p>
      <text:p text:style-name="P19"><text:span text:style-name="T18"/></text:p>
      <text:p text:style-name="P20"><text:span text:style-name="T18"><text:tab/><text:tab/><text:tab/></text:span><text:span text:style-name="T26">void srcHTTPSS_EOTEmbbededObjects(fonctionsHttpssArguments arg) {</text:span></text:p>
      <text:p text:style-name="P20"><text:span text:style-name="T26"><text:tab/><text:tab/><text:tab/><text:tab/></text:span><text:span text:style-name="T27">Si toute les connections TCP ont terminé d'envoyer leurs objets <text:tab/><text:tab/><text:tab/><text:tab/><text:tab/>embarquées {</text:span></text:p>
      <text:p text:style-name="P20"><text:span text:style-name="T27"><text:tab/><text:tab/><text:tab/><text:tab/><text:tab/>-mettre à jour le nombre de page lu</text:span></text:p>
      <text:p text:style-name="P20"><text:span text:style-name="T27"><text:tab/><text:tab/><text:tab/><text:tab/><text:tab/>-Detruites les sources TCP ayant servis à l'envoie des objets <text:tab/><text:tab/><text:tab/><text:tab/><text:tab/><text:tab/>embaquées</text:span></text:p>
      <text:p text:style-name="P20"><text:span text:style-name="T27"><text:tab/><text:tab/><text:tab/><text:tab/><text:tab/>-Calculer le temps de lecture de la page Dpc</text:span></text:p>
      <text:p text:style-name="P20"><text:span text:style-name="T27"><text:tab/><text:tab/><text:tab/><text:tab/><text:tab/></text:span><text:span text:style-name="T20">-Programmer l'événement pour charger les objets embarqués <text:tab/><text:tab/><text:tab/><text:tab/><text:tab/><text:tab/>juste aprés le parsing, </text:span><text:span text:style-name="T21">cette événement sera gérer par la <text:tab/><text:tab/><text:tab/><text:tab/><text:tab/><text:tab/>fonction srcHTTPSS_sendEmbeddedObjects</text:span></text:p>
      <text:p text:style-name="P20"><text:span text:style-name="T21"><text:tab/><text:tab/><text:tab/><text:tab/></text:span><text:span text:style-name="T27">} Sinon {</text:span></text:p>
      <text:p text:style-name="P20"><text:span text:style-name="T27"><text:tab/><text:tab/><text:tab/><text:tab/><text:tab/>-Une connection TCP a fini d'envoyer ses objets embaquées, et <text:tab/><text:tab/><text:tab/><text:tab/><text:tab/><text:tab/>donc mettre à jour le nombre de connections TCP ayant <text:tab/><text:tab/><text:tab/><text:tab/><text:tab/><text:tab/>fini</text:span></text:p>
      <text:p text:style-name="P20"><text:span text:style-name="T27"><text:tab/><text:tab/><text:tab/><text:tab/>}</text:span></text:p>
      <text:p text:style-name="P20"><text:span text:style-name="T27"><text:tab/><text:tab/><text:tab/>}</text:span></text:p>
      <text:p text:style-name="P20"><text:span text:style-name="T27"/></text:p>
      <text:p text:style-name="P50">R<text:span text:style-name="T30">4</text:span> :</text:p>
      <text:p text:style-name="P1"><text:tab/>/*Configurer les paramètres HTTP*/</text:p>
      <text:p text:style-name="P1"><text:tab/><text:tab/>/*Initialiser les paramètres*/</text:p>
      <text:p text:style-name="P4"><text:tab/><text:tab/><text:tab/>/*struct … */</text:p>
      <text:p text:style-name="P4"><text:tab/><text:tab/>/*Setters*/</text:p>
      <text:p text:style-name="P4"><text:tab/><text:tab/><text:tab/>/*struct ...*/</text:p>
      <text:p text:style-name="P4"/>
      <text:p text:style-name="P4"><text:tab/>/*Lancer la session HTTP*/</text:p>
      <text:p text:style-name="P28"><text:tab/><text:tab/>/*<text:span text:style-name="T32">Charger le premier objet principal en créant une source TCP et programmer <text:tab/><text:tab/><text:tab/>l'événement fin d'envoie de la source TCP</text:span>*/</text:p>
      <text:p text:style-name="P1"/>
      <text:p text:style-name="P6"><text:tab/><text:tab/>void srcHTTPSS_sessionStart(<text:span text:style-name="T17">fonctionsHttpssArguments arg</text:span>) {</text:p>
      <text:p text:style-name="P4"/>
      <text:p text:style-name="P28"><text:tab/><text:tab/><text:tab/>/*<text:span text:style-name="T32">Créer 1 connection TCP au niveau de l'argument pour l'envoie de <text:tab/><text:tab/><text:tab/><text:tab/><text:tab/><text:tab/>l'objet principal</text:span>*/</text:p>
      <text:p text:style-name="P5"><text:tab/><text:tab/><text:tab/><text:span text:style-name="T32">arg → </text:span>srcTCP<text:span text:style-name="T32">[0] </text:span>= srcTCPss_create(<text:tab/><text:span text:style-name="T11">arg → </text:span>src →MTU,</text:p>
      <text:p text:style-name="P4"><text:tab/><text:tab/><text:tab/><text:tab/><text:tab/><text:tab/><text:tab/><text:tab/><text:tab/><text:span text:style-name="T11">arg → </text:span>RTTmd,</text:p>
      <text:p text:style-name="P4"><text:tab/><text:tab/><text:tab/><text:tab/><text:tab/><text:tab/><text:tab/><text:tab/><text:tab/><text:span text:style-name="T11">arg → </text:span>initialWindow,</text:p>
      <text:p text:style-name="P4"><text:tab/><text:tab/><text:tab/><text:tab/><text:tab/><text:tab/><text:tab/><text:tab/><text:tab/><text:span text:style-name="T11">arg → </text:span>destination,</text:p>
      <text:p text:style-name="P4"><text:tab/><text:tab/><text:tab/><text:tab/><text:tab/><text:tab/><text:tab/><text:tab/><text:tab/><text:span text:style-name="T11">arg → </text:span>destProcessPDU)</text:p>
      <text:p text:style-name="P4"/>
      <text:p text:style-name="P28"><text:tab/><text:tab/><text:tab/>/*<text:span text:style-name="T32">Envoyer l'objet principal en utilisant <text:s/>la connection TCP de l'argument</text:span>*/</text:p>
      <text:p text:style-name="P7"><text:span text:style-name="T2"><text:tab/></text:span><text:span text:style-name="T4"><text:tab/><text:tab/>srcTCPss_sendFile(</text:span><text:span text:style-name="T8">arg → </text:span><text:span text:style-name="T4">srcTCP, <text:tab/><text:tab/><text:tab/><text:tab/><text:tab/><text:tab/><text:tab/><text:tab/><text:tab/><text:tab/>randomGenerator_TruncParetoGetNext(</text:span><text:span text:style-name="T5">arg → </text:span><text:span text:style-name="T4">src → Sm)</text:span></text:p>
      <text:p text:style-name="P1"/>
      <text:p text:style-name="P1"/>
      <text:p text:style-name="P28"><text:tab/><text:tab/><text:tab/>/*<text:span text:style-name="T32">Ajouter l'événement fin de transmission de la connection TCP, elle <text:tab/><text:tab/><text:tab/><text:tab/><text:tab/>sera redirigé vers la fonction srcHTTPSS_EOTMainObject <text:tab/><text:tab/><text:tab/><text:tab/><text:tab/>avec arg comme argument</text:span>*/</text:p>
      <text:p text:style-name="P45"><text:span text:style-name="T4"><text:tab/><text:tab/><text:tab/></text:span>srcTCPss_addEOTEvent(<text:span text:style-name="T11">srcTCP</text:span>,</text:p>
      <text:p text:style-name="P45"><text:tab/><text:tab/><text:tab/><text:tab/><text:tab/><text:tab/><text:tab/>event_create(<text:span text:style-name="T11">srcHTTPSS_EOTMainObject</text:span>,</text:p>
      <text:p text:style-name="P45"><text:span text:style-name="T11"><text:tab/><text:tab/><text:tab/><text:tab/><text:tab/><text:tab/><text:tab/>arg</text:span>, 0.0));</text:p>
      <text:p text:style-name="P7"><text:tab/><text:tab/><text:span text:style-name="T11">}</text:span></text:p>
      <text:p text:style-name="P48"/>
      <text:p text:style-name="P46"/>
      <text:p text:style-name="P46"/>
      <text:p text:style-name="P46"/>
      <text:p text:style-name="P19"><text:span text:style-name="T18"><text:tab/><text:tab/>/*La source TCP a envoyé l'objet principal, programmer l'envoie ensuite des <text:tab/><text:tab/><text:tab/>objets embarqués, la fin de l'envoie déclenche un événement qui va venir vers <text:tab/><text:tab/><text:tab/>cette fonction*/</text:span></text:p>
      <text:p text:style-name="P46"><text:span text:style-name="T6"><text:tab/><text:tab/>void src</text:span><text:span text:style-name="T8">HTTP</text:span><text:span text:style-name="T6">SS_addEOTMainObjet (fonctionsHttpssArguments arg) </text:span><text:span text:style-name="T7">{</text:span></text:p>
      <text:p text:style-name="P46"><text:span text:style-name="T7"/></text:p>
      <text:p text:style-name="P47"><text:span text:style-name="T7"><text:tab/><text:tab/><text:tab/>/*</text:span><text:span text:style-name="T9">Liberer la source TCP ayant servi à l'envoie de l'objet principal*/</text:span></text:p>
      <text:p text:style-name="P26"><text:tab/><text:tab/><text:tab/><text:span text:style-name="T34">srcTCPss_free(arg-&gt;srcTCP[0]);</text:span></text:p>
      <text:p text:style-name="P26"/>
      <text:p text:style-name="P29"><text:tab/><text:tab/><text:tab/>/*<text:span text:style-name="T33">Caluler le temps de parsing de la page principal</text:span>*/</text:p>
      <text:p text:style-name="P1"><text:tab/><text:tab/><text:tab/>int tempsParsing =randomGenerator_exponentialGetNext(<text:span text:style-name="T12">arg → </text:span>src → Tp)</text:p>
      <text:p text:style-name="P1"/>
      <text:p text:style-name="P29"><text:tab/><text:tab/><text:tab/>/*<text:span text:style-name="T33">Programmer l'événement pour charger les objets embarqués juste <text:tab/><text:tab/><text:tab/><text:tab/>aprés le parsing, cette événement sera gérer par la fonction <text:tab/><text:tab/><text:tab/><text:tab/><text:tab/>srcHTTPSS_sendEmbeddedObjects*/</text:span></text:p>
      <text:p text:style-name="P1"><text:tab/><text:tab/><text:tab/>event_add(srcHTTPss_sendEmbeddedObjects, <text:span text:style-name="T12">arg</text:span>, <text:tab/><text:tab/><text:tab/><text:tab/><text:tab/><text:tab/><text:tab/><text:tab/>motSim_getCurrentTime() + tempsParsing);</text:p>
      <text:p text:style-name="P1"/>
      <text:p text:style-name="P1"><text:tab/><text:tab/>}</text:p>
      <text:p text:style-name="P8"><text:tab/><text:tab/>/*Envoyer les objets embarqués, <text:span text:style-name="T14">l'objet principal a été envoyé</text:span>*/</text:p>
      <text:p text:style-name="P1"/>
      <text:p text:style-name="P3"><text:tab/><text:tab/>void srcHTTPSS_sendEmbeddedObjects(<text:span text:style-name="T12">fonctionsHttpssArguments arg</text:span>) {</text:p>
      <text:p text:style-name="P36"><text:tab/><text:span text:style-name="T38"><text:tab/><text:tab/>/*mettre à 0 le nombre de connections TCP ayant terminés (c'est pour <text:tab/><text:tab/><text:tab/><text:tab/><text:tab/>utilisé lors de la fin de transmission des objets embarquées*/</text:span></text:p>
      <text:p text:style-name="P35"><text:span text:style-name="T38"><text:tab/><text:tab/><text:tab/>arg-&gt;nbTCPTermine = 0;</text:span></text:p>
      <text:p text:style-name="P35"/>
      <text:p text:style-name="P23"><text:span text:style-name="T16"><text:tab/><text:tab/><text:tab/>/*</text:span><text:span text:style-name="T22">Creer les nbTCP connections TCP au niveau de l'argument.</text:span></text:p>
      <text:p text:style-name="P23"><text:span text:style-name="T22"><text:tab/><text:tab/><text:tab/><text:tab/><text:tab/>Attention nbTCP &lt; 100</text:span><text:span text:style-name="T16">*/</text:span></text:p>
      <text:p text:style-name="P4"><text:tab/><text:tab/><text:tab/>for (int i = 0; i &lt; <text:span text:style-name="T36">arg → </text:span>src → nbTCP; i++) {</text:p>
      <text:p text:style-name="P4"><text:tab/><text:tab/><text:tab/><text:tab/><text:span text:style-name="T36">arg → </text:span>srcTCP[i] = srcTCPss_create(<text:span text:style-name="T36">arg → </text:span>src → MTU,</text:p>
      <text:p text:style-name="P4"><text:tab/><text:tab/><text:tab/><text:tab/><text:tab/><text:tab/><text:tab/><text:tab/><text:tab/><text:span text:style-name="T15">arg → </text:span>RTTmd,</text:p>
      <text:p text:style-name="P4"><text:tab/><text:tab/><text:tab/><text:tab/><text:tab/><text:tab/><text:tab/><text:tab/><text:tab/><text:span text:style-name="T15">arg → </text:span>initialWindow,</text:p>
      <text:p text:style-name="P4"><text:tab/><text:tab/><text:tab/><text:tab/><text:tab/><text:tab/><text:tab/><text:tab/><text:tab/><text:span text:style-name="T15">arg → </text:span>destination,</text:p>
      <text:p text:style-name="P4"><text:tab/><text:tab/><text:tab/><text:tab/><text:tab/><text:tab/><text:tab/><text:tab/><text:tab/><text:span text:style-name="T15">arg → </text:span>destProcessPDU)</text:p>
      <text:p text:style-name="P1"><text:tab/><text:tab/><text:tab/>}</text:p>
      <text:p text:style-name="P1"/>
      <text:p text:style-name="P30"><text:tab/><text:tab/><text:tab/>/*<text:span text:style-name="T35">Calculer le nombre d'objets embarqués Nd</text:span>*/</text:p>
      <text:p text:style-name="P1"><text:tab/><text:tab/><text:tab/>int Nd = randomGenerator_TruncParetoGetNext(src → Nd)</text:p>
      <text:p text:style-name="P1"/>
      <text:p text:style-name="P30"><text:tab/><text:tab/><text:tab/>/*<text:span text:style-name="T35">Envoyer les Nd objets embarqués sur les nbTCP connections TCP*/</text:span></text:p>
      <text:p text:style-name="P1"><text:tab/><text:tab/><text:tab/>for (int i =0, i&lt;Nd, i++) {</text:p>
      <text:p text:style-name="P1"><text:tab/><text:tab/><text:tab/><text:tab/>srcTCPss_sendFile(srcTCP[mod(i, src → nbTCP],</text:p>
      <text:p text:style-name="P1"><text:tab/><text:tab/><text:tab/><text:tab/><text:tab/>randomGenerator_TruncLogGetNext(src → Se))</text:p>
      <text:p text:style-name="P1"><text:tab/><text:tab/><text:tab/>}</text:p>
      <text:p text:style-name="P1"/>
      <text:p text:style-name="P30"><text:tab/><text:tab/><text:tab/>/*<text:span text:style-name="T32">Ajouter l'événement fin de transmission des connections TCP, elles <text:tab/><text:tab/><text:tab/><text:tab/><text:tab/>seront redirigé vers la fonctions <text:tab/><text:tab/><text:tab/><text:tab/><text:tab/><text:tab/><text:tab/><text:tab/><text:tab/>srcHTTPSS_EOTEmbeddedObjects avec arg comme argument*/</text:span></text:p>
      <text:p text:style-name="P1"><text:tab/><text:tab/><text:tab/>for (int i = 0, i&lt;Nd, i++) {</text:p>
      <text:p text:style-name="P2"><text:tab/><text:tab/><text:tab/><text:tab/>/*<text:span text:style-name="T10">On déclenche l'événement fin de transmission des Objets <text:tab/><text:tab/><text:tab/><text:tab/><text:tab/>Embarquées principale</text:span>*/</text:p>
      <text:p text:style-name="P2"><text:tab/><text:tab/><text:tab/><text:tab/><text:tab/>src<text:span text:style-name="T37">TCPss</text:span>_addEOTEvent(<text:span text:style-name="T11">srcTCP[i]</text:span>,</text:p>
      <text:p text:style-name="P2"><text:tab/><text:tab/><text:tab/><text:tab/><text:tab/><text:tab/>event_create(<text:span text:style-name="T11">srcTCPss_EOTEmbeddedObects</text:span>, <text:span text:style-name="T11">arg</text:span>, <text:tab/><text:tab/><text:tab/><text:tab/><text:tab/><text:tab/><text:tab/>0.0));</text:p>
      <text:p text:style-name="P1"><text:tab/><text:tab/><text:tab/>}</text:p>
      <text:p text:style-name="P1"><text:tab/><text:tab/><text:span text:style-name="T13">}</text:span></text:p>
      <text:p text:style-name="P49"><text:tab/><text:tab/><text:span text:style-name="T32">/*Les sources TCP ont envoyé les objets embarquées, programmer l'envoie <text:tab/><text:tab/><text:tab/>ensuite du nouveau objet principal objets embarqués, la fin des envois <text:tab/><text:tab/><text:tab/><text:tab/>déclenche un événement qui va venir vers cette fonction*/</text:span></text:p>
      <text:p text:style-name="P31"><text:span text:style-name="T13"><text:tab/><text:tab/>void srcHTTPSS_EOTEmbbededObjects(fonctionsHttpssArguments arg) {</text:span></text:p>
      <text:p text:style-name="P34"><text:tab/><text:tab/><text:tab/>/*<text:span text:style-name="T39">Si toute les connections TCP ont terminé d'envoyer leurs objets <text:tab/><text:tab/><text:tab/><text:tab/><text:tab/>embarquées*/</text:span></text:p>
      <text:p text:style-name="P24"><text:span text:style-name="T16"><text:tab/><text:tab/><text:tab/></text:span><text:span text:style-name="T28">if (arg-&gt;nbTCPTermine == arg-&gt;src-&gt;nbTCP - 1) {</text:span></text:p>
      <text:p text:style-name="P34"><text:span text:style-name="T38"><text:tab/><text:tab/><text:tab/><text:tab/>/*mettre à jour le nombre de page lu*/</text:span></text:p>
      <text:p text:style-name="P32"><text:tab/><text:tab/><text:tab/><text:tab/>arg-&gt;src-&gt;nbPage++;</text:p>
      <text:p text:style-name="P32"/>
      <text:p text:style-name="P33"><text:tab/><text:tab/><text:tab/><text:tab/>/*<text:span text:style-name="T39">Detruites les sources TCP ayant servis à l'envoie des objets <text:tab/><text:tab/><text:tab/><text:tab/><text:tab/><text:tab/>embaquées*/</text:span></text:p>
      <text:p text:style-name="P32"><text:tab/><text:tab/><text:tab/><text:tab/>int i;</text:p>
      <text:p text:style-name="P32"><text:tab/><text:tab/><text:tab/><text:tab/>for ( i=0; i &lt; arg-&gt;src-&gt;nbTCP; i++) {</text:p>
      <text:p text:style-name="P32"><text:tab/><text:tab/><text:tab/><text:tab/><text:tab/>arg-&gt;srcTCP[i] = srcTCPss_free(arg-&gt;srcTCP[i]);</text:p>
      <text:p text:style-name="P32"><text:tab/><text:tab/><text:tab/><text:tab/>}</text:p>
      <text:p text:style-name="P32"/>
      <text:p text:style-name="P33"><text:tab/><text:tab/><text:tab/><text:tab/>/*<text:span text:style-name="T39">Calculer le temps de lecture de la page Dpc</text:span>*/</text:p>
      <text:p text:style-name="P32"><text:tab/><text:tab/><text:tab/><text:tab/>int tempsReading =randomGenerator_exponentialGetNext(</text:p>
      <text:p text:style-name="P32"><text:tab/><text:tab/><text:tab/><text:tab/><text:tab/><text:tab/><text:tab/><text:tab/><text:tab/>arg-&gt;src-&gt;Dpc);</text:p>
      <text:p text:style-name="P32"/>
      <text:p text:style-name="P33"><text:tab/><text:tab/><text:tab/><text:tab/>/*<text:span text:style-name="T39">Programmer l'événement pour charger les objets embarqués <text:tab/><text:tab/><text:tab/><text:tab/><text:tab/><text:tab/>juste aprés le parsing, cette événement sera gérer par la <text:tab/><text:tab/><text:tab/><text:tab/><text:tab/><text:tab/>fonction srcHTTPSS_sendEmbeddedObjects*/</text:span></text:p>
      <text:p text:style-name="P32"><text:tab/><text:tab/><text:tab/><text:tab/>event_add(srcHTTPSS_sessionStart, arg, motSim_getCurrentTime() + <text:tab/><text:tab/><text:tab/><text:tab/><text:tab/><text:tab/><text:tab/><text:tab/><text:tab/><text:tab/><text:tab/>tempsReading);</text:p>
      <text:p text:style-name="P32"><text:tab/><text:tab/><text:tab/>} else {</text:p>
      <text:p text:style-name="P33"><text:tab/><text:tab/><text:tab/><text:tab/>/*<text:span text:style-name="T39">Une connection TCP a fini d'envoyer ses objets embaquées, et <text:tab/><text:tab/><text:tab/><text:tab/><text:tab/><text:tab/>donc mettre à jour le nombre de connections TCP ayant <text:tab/><text:tab/><text:tab/><text:tab/><text:tab/><text:tab/>fini*/</text:span></text:p>
      <text:p text:style-name="P32"><text:tab/><text:tab/><text:tab/><text:tab/>arg-&gt;nbTCPTermine++;</text:p>
      <text:p text:style-name="P32"><text:tab/><text:tab/><text:tab/>}</text:p>
      <text:p text:style-name="P1"><text:tab/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tarSymbol" svg:font-family="StarSymbol" style:font-charset="x-symbol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fo:font-size="12pt" style:font-size-asian="12pt" style:font-name-complex="OpenSymbol1" style:font-family-complex="OpenSymbol, 'Arial Unicode MS'" style:font-charset-complex="x-symbol" style:font-size-complex="12pt"/>
    </style:style>
    <style:style style:name="WW8Num2z0" style:family="text">
      <style:text-properties style:font-name="Symbol" fo:font-family="Symbol" fo:font-size="12pt" style:font-size-asian="12pt" style:font-name-complex="OpenSymbol1" style:font-family-complex="OpenSymbol, 'Arial Unicode MS'" style:font-charset-complex="x-symbol" style:font-size-complex="12pt"/>
    </style:style>
    <style:style style:name="WW8Num3z0" style:family="text">
      <style:text-properties style:font-name="Symbol" fo:font-family="Symbol" fo:font-size="12pt" style:font-size-asian="12pt" style:font-name-complex="OpenSymbol1" style:font-family-complex="OpenSymbol, 'Arial Unicode MS'" style:font-charset-complex="x-symbol" style:font-size-complex="12pt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fo:font-size="12pt" fo:language="fr" fo:country="FR" style:font-size-asian="12pt" style:font-name-complex="OpenSymbol1" style:font-family-complex="OpenSymbol, 'Arial Unicode MS'" style:font-charset-complex="x-symbol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9:37:31.321936141</meta:creation-date>
    <dc:date>2015-02-26T00:54:23.581267192</dc:date>
    <meta:editing-duration>PT2H11M34S</meta:editing-duration>
    <meta:editing-cycles>26</meta:editing-cycles>
    <meta:generator>LibreOffice/4.3.3.2$Linux_X86_64 LibreOffice_project/430m0$Build-2</meta:generator>
    <meta:document-statistic meta:table-count="0" meta:image-count="0" meta:object-count="0" meta:page-count="8" meta:paragraph-count="172" meta:word-count="1299" meta:character-count="9663" meta:non-whitespace-character-count="7760"/>
  </office:meta>
</office:document-meta>
</file>